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14/3/16 – I was told today that I missed a meeting which I was unaware of and the work that I needed to have done by Thursday which was the website, logo and the communication log, so<text:s/>when I got home a began to code my website and I did this for around 4 hours and then went to bed.<text:s/></text:p>
      <text:p text:style-name="Normal">15/3/16 – when I woke up I carried on working on my website until it was good enough to cover the criteria needed, this took me around 2 hours to finish. <text:s/>I<text:s/>then took a short break and then started my logo for my website using Photoshop which took me around 2 hours because I wasn’t experienced with Photoshop as I couldn’t use it in college for a few months.</text:p>
      <text:p text:style-name="Normal">16/3/16 – when I got back from college I started to<text:s/>type up a communication log which would have several different ways of communicating and with lots of different people. This took me around 1 hour. I then decided to change a few things on my website and made sure it was good enough for the criteria, this<text:s/>also only took around an hour.</text:p>
      <text:p text:style-name="Normal">17/3/16 – at college in lesson we were told we didn’t have to submit our work until next Friday and we was also told we had to create a few more things such as a promotional plan and slide show showing how we edited graphics.<text:s/>We also had a meeting and we discussed what people had left to do for next Monday and I also took notes as it was my turn to do the minutes.<text:s/></text:p>
      <text:p text:style-name="Normal">When I got home I started to type up the minutes which took around an hour and I updated my communication log to<text:s/>include what we discussed today.</text:p>
      <text:p text:style-name="Normal">18/3/16 – I spent around 2 hours creating the slide how explaining how i modified the images for use on the website</text:p>
      <text:p text:style-name="Normal">24/3/16 – I created the main website promotional plan which took around 2 hours to create and I then deposited it into the group’s one drive</text:p>
      <text:p text:style-name="Normal">9/6/16 – I spent around 2 hours assessing and improving my existing work so that when I submitted the work I could achieve the pass criteria.<text:s/></text:p>
      <text:p text:style-name="Normal">10/6/16 - <text:s/>I started work from 9:30 to around 1:00pm and I improved my specification, interactive features and the diary of work hours done. When I later got home and I had finished other work I started to work on the lessons learned, the logo mock-up and the peer assessment. I spent around 2 hours doing this.<text:s/></text:p>
      <text:p text:style-name="Normal">11/6/16 – I spent around 3 hours changing my website so that it has a functional contact us page and also attempting to create a gallery for images.<text:s/></text:p>
      <text:p text:style-name="Normal">13/6/16 – I spent around 3 hours fixing my moodbaord, storyboard, promotional plan and updating my project diary.<text:s/></text:p>
      <text:p text:style-name="Normal">16/6/16 – I spent around 4+ hours fixing my website and creating my logo lockup and a PowerPoint explaining the tools I used to create a vector image.<text:s/></text:p>
      <text:p text:style-name="Normal">17/6/16 – on Friday I spent around 2+hours fixing my logo mock up and vector tools used PowerPoint because I had done then in adobe fireworks instead of adobe illustrator, I then also spent around 20minuites organising and preparing everything to be uploaded to vital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eve Mitchell</meta:initial-creator>
    <dc:creator>steve mitchell</dc:creator>
    <meta:creation-date>2016-03-19T19:45:00Z</meta:creation-date>
    <dc:date>2016-06-17T20:16:00Z</dc:date>
    <meta:template xlink:href="Normal" xlink:type="simple"/>
    <meta:editing-cycles>12</meta:editing-cycles>
    <meta:editing-duration>PT2820S</meta:editing-duration>
    <meta:document-statistic meta:page-count="1" meta:paragraph-count="5" meta:word-count="432" meta:character-count="2893" meta:row-count="20" meta:non-whitespace-character-count="2466"/>
  </office:meta>
</office:document-meta>
</file>